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adornments="标准" style:font-pitch="variable"/>
    <style:font-face style:name="方正宋一简体" svg:font-family="方正宋一简体" style:font-pitch="variable"/>
    <style:font-face style:name="方正小宋" svg:font-family="方正小宋"/>
  </office:font-face-decls>
  <office:automatic-styles>
    <style:style style:name="表格1" style:family="table">
      <style:table-properties style:width="16.94cm" fo:margin-left="0cm" table:align="left" style:may-break-between-rows="true" style:writing-mode="lr-tb"/>
    </style:style>
    <style:style style:name="表格1.A" style:family="table-column">
      <style:table-column-properties style:column-width="4.598cm"/>
    </style:style>
    <style:style style:name="表格1.B" style:family="table-column">
      <style:table-column-properties style:column-width="2.106cm"/>
    </style:style>
    <style:style style:name="表格1.C" style:family="table-column">
      <style:table-column-properties style:column-width="8.394cm"/>
    </style:style>
    <style:style style:name="表格1.D" style:family="table-column">
      <style:table-column-properties style:column-width="1.842cm"/>
    </style:style>
    <style:style style:name="表格1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1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1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1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2" style:family="table">
      <style:table-properties style:width="17.251cm" table:align="center" fo:background-color="transparent" style:may-break-between-rows="true" style:writing-mode="lr-tb">
        <style:background-image/>
      </style:table-properties>
    </style:style>
    <style:style style:name="表格2.A" style:family="table-column">
      <style:table-column-properties style:column-width="6.301cm"/>
    </style:style>
    <style:style style:name="表格2.B" style:family="table-column">
      <style:table-column-properties style:column-width="10.95cm"/>
    </style:style>
    <style:style style:name="表格2.1" style:family="table-row">
      <style:table-row-properties style:min-row-height="1.064cm" fo:background-color="transparent">
        <style:background-image/>
      </style:table-row-properties>
    </style:style>
    <style:style style:name="表格2.A1" style:family="table-cell">
      <style:table-cell-properties style:vertical-align="middle"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2" style:family="table-row">
      <style:table-row-properties style:min-row-height="0.873cm" fo:background-color="transparent">
        <style:background-image/>
      </style:table-row-properties>
    </style:style>
    <style:style style:name="表格2.B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3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4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5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6" style:family="table-row">
      <style:table-row-properties style:min-row-height="0.758cm" fo:background-color="transparent">
        <style:background-image/>
      </style:table-row-properties>
    </style:style>
    <style:style style:name="表格2.B6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999cm" style:rel-column-width="11559*"/>
    </style:style>
    <style:style style:name="表格4.B" style:family="table-column">
      <style:table-column-properties style:column-width="8.313cm" style:rel-column-width="32046*"/>
    </style:style>
    <style:style style:name="表格4.C" style:family="table-column">
      <style:table-column-properties style:column-width="5.689cm" style:rel-column-width="2193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5" style:family="table-row">
      <style:table-row-properties style:min-row-height="0.185cm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华文黑体 - Kelvin1" fo:font-size="15pt" officeooo:paragraph-rsid="007308a8" style:font-name-asian="华文黑体 - Kelvin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1" fo:font-size="15pt" style:text-underline-style="solid" style:text-underline-width="auto" style:text-underline-color="font-color" fo:font-weight="normal" officeooo:paragraph-rsid="007308a8" style:font-name-asian="华文黑体 - Kelvin1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50%"/>
      <style:text-properties style:font-name="方正宋一简体" fo:font-size="10.5pt" officeooo:rsid="00360ab9" officeooo:paragraph-rsid="00397593" style:font-name-asian="方正宋一简体" style:font-size-asian="10.5pt" style:font-name-complex="华文细黑" style:font-size-complex="10.5pt"/>
    </style:style>
    <style:style style:name="P6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7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8" style:family="paragraph" style:parent-style-name="Table_20_Contents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9" style:family="paragraph" style:parent-style-name="Text_20_body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style:font-name="FreeSans2" fo:font-size="12pt" fo:font-style="normal" fo:font-weight="normal" officeooo:paragraph-rsid="007308a8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1" style:family="paragraph" style:parent-style-name="Table_20_Contents">
      <style:text-properties style:font-name="FreeSans2" fo:font-size="12pt" fo:font-style="normal" fo:font-weight="normal" officeooo:paragraph-rsid="007308a8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2" style:family="paragraph" style:parent-style-name="Text_20_body">
      <style:text-properties officeooo:paragraph-rsid="00397593"/>
    </style:style>
    <style:style style:name="P13" style:family="paragraph" style:parent-style-name="Text_20_body">
      <style:text-properties officeooo:paragraph-rsid="0056b1b0"/>
    </style:style>
    <style:style style:name="P14" style:family="paragraph" style:parent-style-name="Table_20_Contents">
      <style:text-properties style:font-name="FreeSerif" fo:font-size="10.5pt" fo:font-weight="bold" officeooo:rsid="0079f795" officeooo:paragraph-rsid="0079f795" style:font-name-asian="方正仿宋_GBK" style:font-size-asian="10.5pt" style:font-weight-asian="bold" style:font-size-complex="12pt" style:font-weight-complex="bold"/>
    </style:style>
    <style:style style:name="P15" style:family="paragraph" style:parent-style-name="Table_20_Contents">
      <style:text-properties style:font-name="FreeSerif" fo:font-size="10.5pt" fo:font-weight="bold" officeooo:rsid="008a59cd" officeooo:paragraph-rsid="0084b2ec" style:font-name-asian="方正仿宋_GBK" style:font-size-asian="10.5pt" style:font-weight-asian="bold" style:font-size-complex="12pt" style:font-weight-complex="bold"/>
    </style:style>
    <style:style style:name="P16" style:family="paragraph" style:parent-style-name="Table_20_Contents">
      <style:text-properties style:font-name="FreeSerif" fo:font-size="10.5pt" fo:font-style="normal" fo:font-weight="normal" officeooo:rsid="004ae8af" officeooo:paragraph-rsid="00820566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text-properties style:font-name="FreeSerif" fo:font-size="10.5pt" fo:font-style="normal" fo:font-weight="normal" officeooo:rsid="004ae8af" officeooo:paragraph-rsid="0084b2ec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text-properties style:font-name="FreeSerif" fo:font-size="10.5pt" fo:font-style="normal" fo:font-weight="normal" officeooo:rsid="004ae8af" officeooo:paragraph-rsid="008c5a17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1.482cm" fo:margin-right="0cm" fo:text-indent="0.741cm" style:auto-text-indent="false"/>
      <style:text-properties style:font-name="FreeSerif" fo:font-size="10.5pt" fo:font-style="normal" fo:font-weight="bold" officeooo:rsid="006b86a1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text-properties style:font-name="FreeSerif" fo:font-size="10.5pt" style:font-name-asian="方正仿宋_GBK" style:font-size-asian="10.5pt" style:font-size-complex="12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FreeSerif" fo:font-size="10.5pt" officeooo:rsid="008a59cd" style:font-name-asian="方正仿宋_GBK" style:font-size-asian="10.5pt" style:font-size-complex="12pt"/>
    </style:style>
    <style:style style:name="P22" style:family="paragraph" style:parent-style-name="Standard">
      <style:text-properties style:font-name="FreeSerif" fo:font-size="10.5pt" officeooo:rsid="008a59cd" officeooo:paragraph-rsid="008a59cd" style:font-name-asian="方正仿宋_GBK" style:font-size-asian="10.5pt" style:font-size-complex="12pt"/>
    </style:style>
    <style:style style:name="P23" style:family="paragraph" style:parent-style-name="Standard">
      <style:paragraph-properties fo:margin-left="0.741cm" fo:margin-right="0cm" fo:text-indent="0cm" style:auto-text-indent="false"/>
      <style:text-properties style:font-name="FreeSerif" fo:font-size="10.5pt" officeooo:rsid="008a59cd" officeooo:paragraph-rsid="008a59cd" style:font-name-asian="方正仿宋_GBK" style:font-size-asian="10.5pt" style:font-size-complex="12pt"/>
    </style:style>
    <style:style style:name="P24" style:family="paragraph" style:parent-style-name="Standard">
      <style:paragraph-properties fo:margin-left="0.741cm" fo:margin-right="0cm" fo:text-indent="0.741cm" style:auto-text-indent="false"/>
      <style:text-properties style:font-name="FreeSerif" fo:font-size="10.5pt" officeooo:rsid="008a59cd" officeooo:paragraph-rsid="008a59cd" style:font-name-asian="方正仿宋_GBK" style:font-size-asian="10.5pt" style:font-size-complex="12pt"/>
    </style:style>
    <style:style style:name="P25" style:family="paragraph" style:parent-style-name="Table_20_Contents">
      <style:text-properties style:font-name="FreeSerif" fo:font-size="10.5pt" officeooo:rsid="008a59cd" officeooo:paragraph-rsid="008a59cd" style:font-name-asian="方正仿宋_GBK" style:font-size-asian="10.5pt" style:font-size-complex="12pt"/>
    </style:style>
    <style:style style:name="P26" style:family="paragraph" style:parent-style-name="Standard">
      <style:paragraph-properties fo:margin-left="2.223cm" fo:margin-right="0cm" fo:text-indent="0cm" style:auto-text-indent="false"/>
      <style:text-properties style:font-name="FreeSerif" fo:font-size="10.5pt" officeooo:rsid="008a59cd" style:font-name-asian="方正仿宋_GBK" style:font-size-asian="10.5pt" style:font-size-complex="12pt"/>
    </style:style>
    <style:style style:name="P27" style:family="paragraph" style:parent-style-name="Table_20_Contents">
      <style:text-properties style:font-name="FreeSerif" fo:font-size="10.5pt" fo:font-weight="normal" officeooo:rsid="008a59cd" officeooo:paragraph-rsid="008a59cd" style:font-name-asian="方正仿宋_GBK" style:font-size-asian="10.5pt" style:font-weight-asian="normal" style:font-size-complex="12pt" style:font-weight-complex="normal"/>
    </style:style>
    <style:style style:name="P28" style:family="paragraph" style:parent-style-name="Table_20_Contents">
      <style:text-properties style:font-name="FreeSerif" fo:font-size="10.5pt" fo:font-weight="normal" officeooo:rsid="008a59cd" officeooo:paragraph-rsid="0084b2ec" style:font-name-asian="方正仿宋_GBK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style:font-name="FreeSerif" fo:font-size="10.5pt" fo:font-weight="normal" officeooo:rsid="006dc5c9" officeooo:paragraph-rsid="008a59cd" style:font-name-asian="方正仿宋_GBK" style:font-size-asian="10.5pt" style:font-weight-asian="normal" style:font-size-complex="12pt" style:font-weight-complex="normal"/>
    </style:style>
    <style:style style:name="P30" style:family="paragraph" style:parent-style-name="Table_20_Contents">
      <style:text-properties style:font-name="FreeSerif" fo:font-size="10.5pt" fo:font-weight="normal" officeooo:rsid="006dc5c9" officeooo:paragraph-rsid="008a59cd" style:font-name-asian="方正仿宋_GBK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3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3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3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308a8" fo:background-color="transparent" style:font-name-asian="宋体" style:font-name-complex="宋体"/>
    </style:style>
    <style:style style:name="P3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308a8" fo:background-color="transparent" style:font-name-asian="华文黑体 - Kelvin" style:font-name-complex="华文黑体 - Kelvin"/>
    </style:style>
    <style:style style:name="P3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方正小宋" fo:font-size="12pt" fo:font-weight="normal" officeooo:paragraph-rsid="007308a8" fo:background-color="transparent" style:font-name-asian="方正小宋" style:font-name-complex="宋体"/>
    </style:style>
    <style:style style:name="P37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308a8"/>
    </style:style>
    <style:style style:name="P3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308a8"/>
    </style:style>
    <style:style style:name="P39" style:family="paragraph" style:parent-style-name="Standard">
      <style:paragraph-properties fo:margin-left="0cm" fo:margin-right="0cm" fo:text-indent="0cm" style:auto-text-indent="false"/>
    </style:style>
    <style:style style:name="P40" style:family="paragraph" style:parent-style-name="Table_20_Contents">
      <style:text-properties officeooo:paragraph-rsid="004deeba"/>
    </style:style>
    <style:style style:name="P41" style:family="paragraph" style:parent-style-name="Text_20_body">
      <style:text-properties officeooo:paragraph-rsid="004deeba"/>
    </style:style>
    <style:style style:name="P42" style:family="paragraph" style:parent-style-name="Table_20_Contents">
      <style:text-properties officeooo:paragraph-rsid="00865976"/>
    </style:style>
    <style:style style:name="P43" style:family="paragraph" style:parent-style-name="Text_20_body">
      <style:text-properties officeooo:paragraph-rsid="00865976"/>
    </style:style>
    <style:style style:name="P44" style:family="paragraph" style:parent-style-name="Text_20_body">
      <style:text-properties officeooo:paragraph-rsid="0080bd1b"/>
    </style:style>
    <style:style style:name="P45" style:family="paragraph" style:parent-style-name="Standard">
      <style:text-properties officeooo:paragraph-rsid="0080bd1b"/>
    </style:style>
    <style:style style:name="P46" style:family="paragraph" style:parent-style-name="Table_20_Contents">
      <style:text-properties officeooo:paragraph-rsid="006b86a1"/>
    </style:style>
    <style:style style:name="P47" style:family="paragraph" style:parent-style-name="Table_20_Contents">
      <style:text-properties officeooo:paragraph-rsid="00820566"/>
    </style:style>
    <style:style style:name="P48" style:family="paragraph" style:parent-style-name="Table_20_Contents">
      <style:text-properties style:font-name="Liberation Sans" fo:font-size="10.5pt" fo:font-style="normal" fo:font-weight="normal" officeooo:rsid="007d8564" officeooo:paragraph-rsid="00865976" style:font-name-asian="华文黑体 - Kelvin2" style:font-size-asian="10.5pt" style:font-style-asian="normal" style:font-weight-asian="normal" style:font-size-complex="14pt" style:font-style-complex="italic" style:font-weight-complex="normal"/>
    </style:style>
    <style:style style:name="P49" style:family="paragraph" style:parent-style-name="Table_20_Contents">
      <style:text-properties fo:font-weight="normal" officeooo:rsid="0084b2ec" officeooo:paragraph-rsid="0084b2ec" style:font-weight-asian="normal" style:font-weight-complex="normal"/>
    </style:style>
    <style:style style:name="P50" style:family="paragraph" style:parent-style-name="Text_20_body">
      <style:text-properties fo:font-weight="normal" officeooo:rsid="0084b2ec" officeooo:paragraph-rsid="0084b2ec" style:font-weight-asian="normal" style:font-weight-complex="normal"/>
    </style:style>
    <style:style style:name="P51" style:family="paragraph" style:parent-style-name="Text_20_body">
      <style:text-properties fo:font-weight="normal" officeooo:paragraph-rsid="00865976" style:font-weight-asian="normal" style:font-weight-complex="normal"/>
    </style:style>
    <style:style style:name="P52" style:family="paragraph" style:parent-style-name="Table_20_Contents">
      <style:text-properties fo:font-weight="normal" officeooo:paragraph-rsid="008dd4bf" style:font-weight-asian="normal" style:font-weight-complex="normal"/>
    </style:style>
    <style:style style:name="P53" style:family="paragraph" style:parent-style-name="Table_20_Contents">
      <style:text-properties officeooo:paragraph-rsid="0084b2ec"/>
    </style:style>
    <style:style style:name="P54" style:family="paragraph" style:parent-style-name="Text_20_body">
      <style:text-properties officeooo:rsid="006cf25e" officeooo:paragraph-rsid="00865976"/>
    </style:style>
    <style:style style:name="P55" style:family="paragraph" style:parent-style-name="Text_20_body">
      <style:text-properties officeooo:rsid="006dc5c9" officeooo:paragraph-rsid="00865976"/>
    </style:style>
    <style:style style:name="P56" style:family="paragraph" style:parent-style-name="Standard">
      <style:text-properties officeooo:paragraph-rsid="0085cf35"/>
    </style:style>
    <style:style style:name="P57" style:family="paragraph" style:parent-style-name="Standard">
      <style:paragraph-properties fo:margin-left="1.482cm" fo:margin-right="0cm" fo:text-indent="0.741cm" style:auto-text-indent="false"/>
    </style:style>
    <style:style style:name="P58" style:family="paragraph" style:parent-style-name="Standard">
      <style:paragraph-properties fo:margin-left="0.741cm" fo:margin-right="0cm" fo:text-indent="0.741cm" style:auto-text-indent="false"/>
      <style:text-properties officeooo:paragraph-rsid="008a59cd"/>
    </style:style>
    <style:style style:name="P59" style:family="paragraph" style:parent-style-name="Standard">
      <style:text-properties officeooo:paragraph-rsid="008a59cd"/>
    </style:style>
    <style:style style:name="P60" style:family="paragraph" style:parent-style-name="Table_20_Contents">
      <style:text-properties officeooo:paragraph-rsid="008a59cd"/>
    </style:style>
    <style:style style:name="P61" style:family="paragraph" style:parent-style-name="Text_20_body">
      <style:text-properties officeooo:paragraph-rsid="008a59cd"/>
    </style:style>
    <style:style style:name="P62" style:family="paragraph" style:parent-style-name="Text_20_body">
      <style:text-properties officeooo:rsid="008a59cd" officeooo:paragraph-rsid="008a59cd"/>
    </style:style>
    <style:style style:name="P63" style:family="paragraph" style:parent-style-name="Standard">
      <style:paragraph-properties fo:margin-left="0.741cm" fo:margin-right="0cm" fo:text-indent="0cm" style:auto-text-indent="false"/>
      <style:text-properties officeooo:rsid="008a59cd" officeooo:paragraph-rsid="008a59cd"/>
    </style:style>
    <style:style style:name="P64" style:family="paragraph" style:parent-style-name="Text_20_body">
      <style:text-properties officeooo:paragraph-rsid="00776e68"/>
    </style:style>
    <style:style style:name="P65" style:family="paragraph" style:parent-style-name="Standard">
      <style:text-properties officeooo:paragraph-rsid="008c5a17"/>
    </style:style>
    <style:style style:name="P66" style:family="paragraph" style:parent-style-name="Table_20_Contents">
      <style:text-properties officeooo:paragraph-rsid="008c5a17"/>
    </style:style>
    <style:style style:name="P67" style:family="paragraph" style:parent-style-name="Standard">
      <style:paragraph-properties fo:margin-left="0cm" fo:margin-right="0cm" fo:text-indent="0cm" style:auto-text-indent="false"/>
      <style:text-properties officeooo:paragraph-rsid="008dd4bf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paragraph-rsid="008dd4bf"/>
    </style:style>
    <style:style style:name="P69" style:family="paragraph" style:parent-style-name="Table_20_Contents">
      <style:text-properties officeooo:paragraph-rsid="008dd4bf"/>
    </style:style>
    <style:style style:name="P70" style:family="paragraph" style:parent-style-name="Text_20_body">
      <style:text-properties officeooo:paragraph-rsid="008dd4bf"/>
    </style:style>
    <style:style style:name="P71" style:family="paragraph" style:parent-style-name="Table_20_Contents">
      <style:text-properties officeooo:rsid="00765e05" officeooo:paragraph-rsid="008dd4bf"/>
    </style:style>
    <style:style style:name="P72" style:family="paragraph" style:parent-style-name="Table_20_Contents">
      <style:text-properties officeooo:rsid="008a0281" officeooo:paragraph-rsid="008dd4bf"/>
    </style:style>
    <style:style style:name="P73" style:family="paragraph" style:parent-style-name="Table_20_Contents">
      <style:text-properties officeooo:rsid="0031491f" officeooo:paragraph-rsid="008dd4bf"/>
    </style:style>
    <style:style style:name="P74" style:family="paragraph" style:parent-style-name="Table_20_Contents">
      <style:text-properties officeooo:rsid="008dd4bf" officeooo:paragraph-rsid="008dd4bf"/>
    </style:style>
    <style:style style:name="P75" style:family="paragraph" style:parent-style-name="Table_20_Contents">
      <style:text-properties officeooo:rsid="008f0bfc" officeooo:paragraph-rsid="008f0bfc"/>
    </style:style>
    <style:style style:name="P76" style:family="paragraph" style:parent-style-name="Heading_20_1">
      <style:paragraph-properties fo:break-before="page"/>
      <style:text-properties officeooo:paragraph-rsid="00397593"/>
    </style:style>
    <style:style style:name="P77" style:family="paragraph" style:parent-style-name="Heading_20_2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78" style:family="paragraph" style:parent-style-name="Heading_20_2">
      <style:text-properties officeooo:paragraph-rsid="007308a8"/>
    </style:style>
    <style:style style:name="P79" style:family="paragraph" style:parent-style-name="Heading_20_2">
      <style:paragraph-properties fo:break-before="page"/>
      <style:text-properties officeooo:rsid="004deeba" officeooo:paragraph-rsid="004deeba"/>
    </style:style>
    <style:style style:name="P80" style:family="paragraph" style:parent-style-name="Heading_20_2">
      <style:text-properties officeooo:paragraph-rsid="00397593"/>
    </style:style>
    <style:style style:name="P81" style:family="paragraph" style:parent-style-name="Heading_20_3">
      <style:text-properties officeooo:paragraph-rsid="00397593"/>
    </style:style>
    <style:style style:name="P82" style:family="paragraph" style:parent-style-name="Heading_20_3">
      <style:text-properties officeooo:paragraph-rsid="00865976"/>
    </style:style>
    <style:style style:name="P83" style:family="paragraph" style:parent-style-name="Standard">
      <style:text-properties style:font-name="宋体1" officeooo:paragraph-rsid="008dd4bf"/>
    </style:style>
    <style:style style:name="P84" style:family="paragraph" style:parent-style-name="Standard" style:list-style-name="WWNum1a">
      <style:paragraph-properties fo:margin-left="0.741cm" fo:margin-right="0cm" fo:text-indent="0.741cm" style:auto-text-indent="false"/>
      <style:text-properties officeooo:paragraph-rsid="008a59cd"/>
    </style:style>
    <style:style style:name="P85" style:family="paragraph" style:parent-style-name="Standard" style:list-style-name="WWNum1a">
      <style:paragraph-properties fo:margin-left="0.741cm" fo:margin-right="0cm" fo:text-indent="0.741cm" style:auto-text-indent="false"/>
      <style:text-properties style:font-name="FreeSerif" fo:font-size="10.5pt" fo:font-style="normal" fo:font-weight="normal" officeooo:rsid="004ae8af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WWNum1aa">
      <style:paragraph-properties fo:margin-left="0cm" fo:margin-right="0cm" fo:text-indent="0cm" style:auto-text-indent="false"/>
      <style:text-properties style:font-name="FreeSerif" fo:font-size="10.5pt" officeooo:rsid="008a59cd" officeooo:paragraph-rsid="008dd4bf" style:font-name-asian="方正仿宋_GBK" style:font-size-asian="10.5pt" style:font-size-complex="12pt"/>
    </style:style>
    <style:style style:name="P87" style:family="paragraph" style:parent-style-name="Standard" style:list-style-name="WWNum1aa">
      <style:paragraph-properties fo:margin-left="0cm" fo:margin-right="0cm" fo:text-indent="0cm" style:auto-text-indent="false"/>
      <style:text-properties style:font-name="FreeSerif" fo:font-size="10.5pt" officeooo:rsid="008a59cd" style:font-name-asian="方正仿宋_GBK" style:font-size-asian="10.5pt" style:font-size-complex="12pt"/>
    </style:style>
    <style:style style:name="P88" style:family="paragraph" style:parent-style-name="Standard" style:list-style-name="WWNum1aaa">
      <style:paragraph-properties fo:margin-left="0cm" fo:margin-right="0cm" fo:text-indent="0cm" style:auto-text-indent="false"/>
      <style:text-properties style:font-name="FreeSerif" fo:font-size="10.5pt" officeooo:rsid="008a59cd" style:font-name-asian="方正仿宋_GBK" style:font-size-asian="10.5pt" style:font-size-complex="12pt"/>
    </style:style>
    <style:style style:name="P89" style:family="paragraph" style:parent-style-name="Standard" style:list-style-name="WWNum1aaaa">
      <style:paragraph-properties fo:margin-left="1.482cm" fo:margin-right="0cm" fo:text-indent="0cm" style:auto-text-indent="false"/>
      <style:text-properties style:font-name="FreeSerif" fo:font-size="10.5pt" officeooo:rsid="008a59cd" style:font-name-asian="方正仿宋_GBK" style:font-size-asian="10.5pt" style:font-size-complex="12pt"/>
    </style:style>
    <style:style style:name="P90" style:family="paragraph" style:parent-style-name="Standard" style:list-style-name="WWNum1aaaa">
      <style:paragraph-properties fo:margin-left="2.223cm" fo:margin-right="0cm" fo:text-indent="0cm" style:auto-text-indent="false"/>
      <style:text-properties style:font-name="FreeSerif" fo:font-size="10.5pt" officeooo:rsid="008a59cd" style:font-name-asian="方正仿宋_GBK" style:font-size-asian="10.5pt" style:font-size-complex="12pt"/>
    </style:style>
    <style:style style:name="P91" style:family="paragraph" style:parent-style-name="Table_20_Contents" style:list-style-name="L1">
      <style:text-properties officeooo:paragraph-rsid="008dd4bf"/>
    </style:style>
    <style:style style:name="P92" style:family="paragraph" style:parent-style-name="Table_20_Contents" style:list-style-name="L2">
      <style:text-properties officeooo:paragraph-rsid="008dd4bf"/>
    </style:style>
    <style:style style:name="P93" style:family="paragraph" style:parent-style-name="Table_20_Contents" style:list-style-name="L2">
      <style:text-properties fo:font-weight="normal" officeooo:paragraph-rsid="008dd4bf" style:font-weight-asian="normal" style:font-weight-complex="normal"/>
    </style:style>
    <style:style style:name="P94" style:family="paragraph" style:parent-style-name="Table_20_Contents">
      <style:text-properties officeooo:rsid="0090aaa5" officeooo:paragraph-rsid="0090aaa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b3e5b" style:font-weight-asian="normal" style:font-weight-complex="normal"/>
    </style:style>
    <style:style style:name="T3" style:family="text">
      <style:text-properties fo:font-weight="normal" officeooo:rsid="004ae8af" style:font-weight-asian="normal" style:font-weight-complex="normal"/>
    </style:style>
    <style:style style:name="T4" style:family="text">
      <style:text-properties fo:font-weight="normal" officeooo:rsid="006dc5c9" style:font-weight-asian="normal" style:font-weight-complex="normal"/>
    </style:style>
    <style:style style:name="T5" style:family="text">
      <style:text-properties fo:font-weight="normal" officeooo:rsid="00c13af7" style:font-weight-asian="normal" style:font-weight-complex="normal"/>
    </style:style>
    <style:style style:name="T6" style:family="text">
      <style:text-properties fo:font-weight="normal" officeooo:rsid="0080bd1b" style:font-weight-asian="normal" style:font-weight-complex="normal"/>
    </style:style>
    <style:style style:name="T7" style:family="text">
      <style:text-properties fo:font-weight="normal" officeooo:rsid="0084b2ec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4b2ec" style:font-weight-asian="bold" style:font-weight-complex="bold"/>
    </style:style>
    <style:style style:name="T10" style:family="text">
      <style:text-properties fo:font-weight="bold" officeooo:rsid="00a7c01a" style:font-weight-asian="bold" style:font-weight-complex="bold"/>
    </style:style>
    <style:style style:name="T11" style:family="text">
      <style:text-properties fo:font-weight="bold" officeooo:rsid="0080bd1b" style:font-weight-asian="bold" style:font-weight-complex="bold"/>
    </style:style>
    <style:style style:name="T12" style:family="text">
      <style:text-properties fo:font-weight="bold" officeooo:rsid="006dc5c9" style:font-weight-asian="bold" style:font-weight-complex="bold"/>
    </style:style>
    <style:style style:name="T13" style:family="text">
      <style:text-properties officeooo:rsid="00a7c01a"/>
    </style:style>
    <style:style style:name="T14" style:family="text">
      <style:text-properties officeooo:rsid="00cff4f5"/>
    </style:style>
    <style:style style:name="T15" style:family="text">
      <style:text-properties style:font-name="FreeSans2" fo:font-size="12pt" fo:font-style="normal" fo:font-weight="normal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T16" style:family="text">
      <style:text-properties style:font-name="FreeSans2" fo:font-size="12pt" fo:font-style="italic" fo:font-weight="normal" style:font-name-asian="华文黑体 - Kelvin2" style:font-size-asian="12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font-name="FreeSerif" fo:font-size="10.5pt" style:font-name-asian="方正仿宋_GBK" style:font-size-asian="10.5pt" style:font-size-complex="12pt"/>
    </style:style>
    <style:style style:name="T18" style:family="text">
      <style:text-properties style:font-name="FreeSerif" fo:font-size="10.5pt" officeooo:rsid="00cff4f5" style:font-name-asian="方正仿宋_GBK" style:font-size-asian="10.5pt" style:font-size-complex="12pt"/>
    </style:style>
    <style:style style:name="T19" style:family="text">
      <style:text-properties style:font-name="FreeSerif" fo:font-size="10.5pt" officeooo:rsid="006ad13a" style:font-name-asian="方正仿宋_GBK" style:font-size-asian="10.5pt" style:font-size-complex="12pt"/>
    </style:style>
    <style:style style:name="T20" style:family="text">
      <style:text-properties style:font-name="FreeSerif" fo:font-size="10.5pt" officeooo:rsid="006b86a1" style:font-name-asian="方正仿宋_GBK" style:font-size-asian="10.5pt" style:font-size-complex="12pt"/>
    </style:style>
    <style:style style:name="T21" style:family="text">
      <style:text-properties style:font-name="FreeSerif" fo:font-size="10.5pt" officeooo:rsid="006cf25e" style:font-name-asian="方正仿宋_GBK" style:font-size-asian="10.5pt" style:font-size-complex="12pt"/>
    </style:style>
    <style:style style:name="T22" style:family="text">
      <style:text-properties style:font-name="FreeSerif" fo:font-size="10.5pt" officeooo:rsid="006dc5c9" style:font-name-asian="方正仿宋_GBK" style:font-size-asian="10.5pt" style:font-size-complex="12pt"/>
    </style:style>
    <style:style style:name="T23" style:family="text">
      <style:text-properties style:font-name="FreeSerif" fo:font-size="10.5pt" officeooo:rsid="007f0c27" style:font-name-asian="方正仿宋_GBK" style:font-size-asian="10.5pt" style:font-size-complex="12pt"/>
    </style:style>
    <style:style style:name="T24" style:family="text">
      <style:text-properties style:font-name="FreeSerif" fo:font-size="10.5pt" officeooo:rsid="0080bd1b" style:font-name-asian="方正仿宋_GBK" style:font-size-asian="10.5pt" style:font-size-complex="12pt"/>
    </style:style>
    <style:style style:name="T25" style:family="text">
      <style:text-properties style:font-name="FreeSerif" fo:font-size="10.5pt" officeooo:rsid="00820566" style:font-name-asian="方正仿宋_GBK" style:font-size-asian="10.5pt" style:font-size-complex="12pt"/>
    </style:style>
    <style:style style:name="T26" style:family="text">
      <style:text-properties style:font-name="FreeSerif" fo:font-size="10.5pt" officeooo:rsid="0084b2ec" style:font-name-asian="方正仿宋_GBK" style:font-size-asian="10.5pt" style:font-size-complex="12pt"/>
    </style:style>
    <style:style style:name="T27" style:family="text">
      <style:text-properties style:font-name="FreeSerif" fo:font-size="10.5pt" officeooo:rsid="0085cf35" style:font-name-asian="方正仿宋_GBK" style:font-size-asian="10.5pt" style:font-size-complex="12pt"/>
    </style:style>
    <style:style style:name="T28" style:family="text">
      <style:text-properties style:font-name="FreeSerif" fo:font-size="10.5pt" officeooo:rsid="008a59cd" style:font-name-asian="方正仿宋_GBK" style:font-size-asian="10.5pt" style:font-size-complex="12pt"/>
    </style:style>
    <style:style style:name="T29" style:family="text">
      <style:text-properties style:font-name="FreeSerif" fo:font-size="10.5pt" fo:font-weight="bold" style:font-name-asian="方正仿宋_GBK" style:font-size-asian="10.5pt" style:font-weight-asian="bold" style:font-size-complex="12pt" style:font-weight-complex="bold"/>
    </style:style>
    <style:style style:name="T30" style:family="text">
      <style:text-properties style:font-name="FreeSerif" fo:font-size="10.5pt" fo:font-weight="bold" officeooo:rsid="006b86a1" style:font-name-asian="方正仿宋_GBK" style:font-size-asian="10.5pt" style:font-weight-asian="bold" style:font-size-complex="12pt" style:font-weight-complex="bold"/>
    </style:style>
    <style:style style:name="T31" style:family="text">
      <style:text-properties style:font-name="FreeSerif" fo:font-size="10.5pt" fo:font-weight="bold" officeooo:rsid="006dc5c9" style:font-name-asian="方正仿宋_GBK" style:font-size-asian="10.5pt" style:font-weight-asian="bold" style:font-size-complex="12pt" style:font-weight-complex="bold"/>
    </style:style>
    <style:style style:name="T32" style:family="text">
      <style:text-properties style:font-name="FreeSerif" fo:font-size="10.5pt" fo:font-weight="bold" officeooo:rsid="0085cf35" style:font-name-asian="方正仿宋_GBK" style:font-size-asian="10.5pt" style:font-weight-asian="bold" style:font-size-complex="12pt" style:font-weight-complex="bold"/>
    </style:style>
    <style:style style:name="T33" style:family="text">
      <style:text-properties style:font-name="FreeSerif" fo:font-size="10.5pt" fo:font-weight="bold" officeooo:rsid="00820566" style:font-name-asian="方正仿宋_GBK" style:font-size-asian="10.5pt" style:font-weight-asian="bold" style:font-size-complex="12pt" style:font-weight-complex="bold"/>
    </style:style>
    <style:style style:name="T34" style:family="text">
      <style:text-properties style:font-name="FreeSerif" fo:font-size="10.5pt" fo:font-weight="bold" officeooo:rsid="0079f795" style:font-name-asian="方正仿宋_GBK" style:font-size-asian="10.5pt" style:font-weight-asian="bold" style:font-size-complex="12pt" style:font-weight-complex="bold"/>
    </style:style>
    <style:style style:name="T35" style:family="text">
      <style:text-properties style:font-name="FreeSerif" fo:font-size="10.5pt" fo:font-weight="bold" officeooo:rsid="008a59cd" style:font-name-asian="方正仿宋_GBK" style:font-size-asian="10.5pt" style:font-weight-asian="bold" style:font-size-complex="12pt" style:font-weight-complex="bold"/>
    </style:style>
    <style:style style:name="T36" style:family="text">
      <style:text-properties style:font-name="FreeSerif" fo:font-size="10.5pt" fo:font-weight="bold" officeooo:rsid="007f0c27" style:font-name-asian="方正仿宋_GBK" style:font-size-asian="10.5pt" style:font-weight-asian="bold" style:font-size-complex="12pt" style:font-weight-complex="bold"/>
    </style:style>
    <style:style style:name="T37" style:family="text">
      <style:text-properties style:font-name="FreeSerif" fo:font-size="10.5pt" fo:font-weight="normal" style:font-name-asian="方正仿宋_GBK" style:font-size-asian="10.5pt" style:font-weight-asian="normal" style:font-size-complex="12pt" style:font-weight-complex="normal"/>
    </style:style>
    <style:style style:name="T38" style:family="text">
      <style:text-properties style:font-name="FreeSerif" fo:font-size="10.5pt" fo:font-weight="normal" officeooo:rsid="004ae8af" style:font-name-asian="方正仿宋_GBK" style:font-size-asian="10.5pt" style:font-weight-asian="normal" style:font-size-complex="12pt" style:font-weight-complex="normal"/>
    </style:style>
    <style:style style:name="T39" style:family="text">
      <style:text-properties style:font-name="FreeSerif" fo:font-size="10.5pt" fo:font-weight="normal" officeooo:rsid="0037e44a" style:font-name-asian="方正仿宋_GBK" style:font-size-asian="10.5pt" style:font-weight-asian="normal" style:font-size-complex="12pt" style:font-weight-complex="normal"/>
    </style:style>
    <style:style style:name="T40" style:family="text">
      <style:text-properties style:font-name="FreeSerif" fo:font-size="10.5pt" fo:font-weight="normal" officeooo:rsid="00cff4f5" style:font-name-asian="方正仿宋_GBK" style:font-size-asian="10.5pt" style:font-weight-asian="normal" style:font-size-complex="12pt" style:font-weight-complex="normal"/>
    </style:style>
    <style:style style:name="T41" style:family="text">
      <style:text-properties style:font-name="FreeSerif" fo:font-size="10.5pt" fo:font-weight="normal" officeooo:rsid="008a59cd" style:font-name-asian="方正仿宋_GBK" style:font-size-asian="10.5pt" style:font-weight-asian="normal" style:font-size-complex="12pt" style:font-weight-complex="normal"/>
    </style:style>
    <style:style style:name="T42" style:family="text">
      <style:text-properties style:font-name="FreeSerif" fo:font-size="10.5pt" fo:font-weight="normal" officeooo:rsid="00820566" style:font-name-asian="方正仿宋_GBK" style:font-size-asian="10.5pt" style:font-weight-asian="normal" style:font-size-complex="12pt" style:font-weight-complex="normal"/>
    </style:style>
    <style:style style:name="T43" style:family="text">
      <style:text-properties style:font-name="FreeSerif" fo:font-size="10.5pt" fo:font-weight="normal" officeooo:rsid="006dc5c9" style:font-name-asian="方正仿宋_GBK" style:font-size-asian="10.5pt" style:font-weight-asian="normal" style:font-size-complex="12pt" style:font-weight-complex="normal"/>
    </style:style>
    <style:style style:name="T44" style:family="text">
      <style:text-properties style:font-name="FreeSerif" fo:font-size="10.5pt" fo:font-weight="normal" officeooo:rsid="007f0c27" style:font-name-asian="方正仿宋_GBK" style:font-size-asian="10.5pt" style:font-weight-asian="normal" style:font-size-complex="12pt" style:font-weight-complex="normal"/>
    </style:style>
    <style:style style:name="T45" style:family="text">
      <style:text-properties style:font-name="FreeSerif" fo:font-size="10.5pt" fo:font-style="italic" fo:font-weight="normal" officeooo:rsid="004ae8af" style:font-name-asian="方正仿宋_GBK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FreeSerif" fo:font-size="10.5pt" fo:font-style="normal" fo:font-weight="normal" officeooo:rsid="004ae8af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FreeSerif" fo:font-size="10.5pt" fo:font-style="normal" fo:font-weight="normal" officeooo:rsid="0080bd1b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FreeSerif" fo:font-size="10.5pt" fo:font-style="normal" fo:font-weight="normal" officeooo:rsid="008a59cd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FreeSerif" fo:font-size="10.5pt" fo:font-style="normal" fo:font-weight="bold" officeooo:rsid="0049e7ea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FreeSerif" fo:font-size="10.5pt" fo:font-style="normal" fo:font-weight="bold" officeooo:rsid="006b86a1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FreeSerif" fo:font-size="10.5pt" fo:font-style="normal" fo:font-weight="bold" officeooo:rsid="004ae8af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FreeSerif" fo:font-size="10.5pt" fo:font-style="normal" fo:font-weight="bold" officeooo:rsid="0084b2ec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FreeSerif" officeooo:rsid="006dc5c9" style:font-name-asian="方正仿宋_GBK" style:font-size-complex="12pt"/>
    </style:style>
    <style:style style:name="T54" style:family="text">
      <style:text-properties style:font-name="FreeSerif" officeooo:rsid="007f0c27" style:font-name-asian="方正仿宋_GBK" style:font-size-complex="12pt"/>
    </style:style>
    <style:style style:name="T55" style:family="text">
      <style:text-properties fo:font-size="36pt" style:font-size-asian="36pt" style:font-size-complex="36pt"/>
    </style:style>
    <style:style style:name="T56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57" style:family="text">
      <style:text-properties style:use-window-font-color="true" loext:opacity="0%" style:font-name="华文黑体 - Kelvin" fo:font-size="12pt" fo:font-weight="normal" officeooo:rsid="007308a8" fo:background-color="transparent" loext:char-shading-value="0" style:font-name-asian="华文黑体 - Kelvin" style:font-name-complex="华文黑体 - Kelvin"/>
    </style:style>
    <style:style style:name="T58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59" style:family="text">
      <style:text-properties style:use-window-font-color="true" loext:opacity="0%" style:font-name="宋体" fo:font-size="12pt" fo:font-weight="normal" officeooo:rsid="007308a8" fo:background-color="transparent" loext:char-shading-value="0" style:font-name-asian="宋体" style:font-name-complex="宋体"/>
    </style:style>
    <style:style style:name="T60" style:family="text">
      <style:text-properties style:use-window-font-color="true" loext:opacity="0%" officeooo:rsid="027791df" fo:background-color="transparent" loext:char-shading-value="0" style:font-name-complex="宋体"/>
    </style:style>
    <style:style style:name="T61" style:family="text">
      <style:text-properties style:use-window-font-color="true" loext:opacity="0%" officeooo:rsid="00865976" fo:background-color="transparent" loext:char-shading-value="0" style:font-name-complex="宋体"/>
    </style:style>
    <style:style style:name="T62" style:family="text">
      <style:text-properties officeooo:rsid="00743370"/>
    </style:style>
    <style:style style:name="T63" style:family="text">
      <style:text-properties officeooo:rsid="0079f795"/>
    </style:style>
    <style:style style:name="T64" style:family="text">
      <style:text-properties officeooo:rsid="007bc5df"/>
    </style:style>
    <style:style style:name="T65" style:family="text">
      <style:text-properties officeooo:rsid="0080bd1b"/>
    </style:style>
    <style:style style:name="T66" style:family="text">
      <style:text-properties officeooo:rsid="00820566"/>
    </style:style>
    <style:style style:name="T67" style:family="text">
      <style:text-properties officeooo:rsid="0084b2ec"/>
    </style:style>
    <style:style style:name="T68" style:family="text">
      <style:text-properties style:font-name="宋体1" fo:font-size="14pt" fo:font-weight="bold" style:font-size-asian="14pt" style:font-weight-asian="bold" style:font-size-complex="14pt"/>
    </style:style>
    <style:style style:name="T69" style:family="text">
      <style:text-properties officeooo:rsid="008a59cd"/>
    </style:style>
    <style:style style:name="T70" style:family="text">
      <style:text-properties style:font-name="Liberation Sans" fo:font-size="10.5pt" fo:font-style="normal" fo:font-weight="normal" officeooo:rsid="007d8564" style:font-name-asian="华文黑体 - Kelvin2" style:font-size-asian="10.5pt" style:font-style-asian="normal" style:font-weight-asian="normal" style:font-size-complex="14pt" style:font-style-complex="italic" style:font-weight-complex="normal"/>
    </style:style>
    <style:style style:name="T71" style:family="text">
      <style:text-properties officeooo:rsid="008c5a17"/>
    </style:style>
    <style:style style:name="T72" style:family="text">
      <style:text-properties officeooo:rsid="008a0281"/>
    </style:style>
    <style:style style:name="T73" style:family="text">
      <style:text-properties officeooo:rsid="008bcf70"/>
    </style:style>
    <style:style style:name="T74" style:family="text">
      <style:text-properties officeooo:rsid="008dd4bf"/>
    </style:style>
    <style:style style:name="T75" style:family="text">
      <style:text-properties officeooo:rsid="008f0bfc"/>
    </style:style>
    <style:style style:name="Sect1" style:family="section">
      <style:section-properties text:dont-balance-text-columns="true" style:editable="false">
        <style:columns fo:column-count="2" fo:column-gap="0cm">
          <style:column-sep style:width="0.005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497cm">
          <style:column-sep style:width="0.005cm" style:color="#000000" style:height="100%" style:style="none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5">享书</text:span>项目文档</text:p>
      <text:p text:style-name="P2"/>
      <text:p text:style-name="P2"/>
      <text:p text:style-name="P2"/>
      <text:p text:style-name="P2"/>
      <text:p text:style-name="P2"/>
      <text:p text:style-name="P2">用况建模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31">日期</text:p>
          </table:table-cell>
          <table:table-cell table:style-name="表格1.A1" office:value-type="string">
            <text:p text:style-name="P33">修改</text:p>
          </table:table-cell>
          <table:table-cell table:style-name="表格1.A1" office:value-type="string">
            <text:p text:style-name="P37"><text:span text:style-name="T56"><text:s text:c="25"/></text:span><text:span text:style-name="T58">描述</text:span></text:p>
          </table:table-cell>
          <table:table-cell table:style-name="表格1.D1" office:value-type="string">
            <text:p text:style-name="P32">作者</text:p>
          </table:table-cell>
        </table:table-row>
        <table:table-row>
          <table:table-cell table:style-name="表格1.A2" office:value-type="string">
            <text:p text:style-name="P38"><text:span text:style-name="T56">202</text:span><text:span text:style-name="T57">3</text:span><text:span text:style-name="T58">年</text:span><text:span text:style-name="T59">4</text:span><text:span text:style-name="T58">月</text:span><text:span text:style-name="T59">6</text:span><text:span text:style-name="T58">日</text:span></text:p>
          </table:table-cell>
          <table:table-cell table:style-name="表格1.A2" office:value-type="string">
            <text:p text:style-name="P35">0.1.0</text:p>
          </table:table-cell>
          <table:table-cell table:style-name="表格1.A2" office:value-type="string">
            <text:p text:style-name="P32">快速原型</text:p>
          </table:table-cell>
          <table:table-cell table:style-name="表格1.D2" office:value-type="string">
            <text:p text:style-name="P34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重庆师范大学软件工程系</text:p>
      <text:h text:style-name="P76" text:outline-level="1"><text:bookmark-start text:name="__RefHeading___Toc14371_1003501382"/><text:s/>用况模型<text:bookmark-end text:name="__RefHeading___Toc14371_1003501382"/></text:h>
      <text:h text:style-name="P77" text:outline-level="2">简要描述</text:h>
      <text:p text:style-name="P9"/>
      <text:p text:style-name="P11"/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36">for (为)</text:p>
          </table:table-cell>
          <table:table-cell table:style-name="表格2.B1" office:value-type="string">
            <text:p text:style-name="P36">倾向于喜欢记录生活、分享生活的人</text:p>
          </table:table-cell>
        </table:table-row>
        <table:table-row table:style-name="表格2.2">
          <table:table-cell table:style-name="表格2.A1" office:value-type="string">
            <text:p text:style-name="P36">who (谁)</text:p>
          </table:table-cell>
          <table:table-cell table:style-name="表格2.B2" office:value-type="string">
            <text:p text:style-name="P36">需要一个平台对自己的生活、知识进行分享</text:p>
          </table:table-cell>
        </table:table-row>
        <table:table-row table:style-name="表格2.2">
          <table:table-cell table:style-name="表格2.A1" office:value-type="string">
            <text:p text:style-name="P36">the (产品名)</text:p>
          </table:table-cell>
          <table:table-cell table:style-name="表格2.B3" office:value-type="string">
            <text:p text:style-name="P36">“想书”是一款主打界面清爽的内容分享社交软件</text:p>
          </table:table-cell>
        </table:table-row>
        <table:table-row table:style-name="表格2.2">
          <table:table-cell table:style-name="表格2.A1" office:value-type="string">
            <text:p text:style-name="P36">that(它)</text:p>
          </table:table-cell>
          <table:table-cell table:style-name="表格2.B4" office:value-type="string">
            <text:p text:style-name="P36">随时随地记录生活、分享生活、随时随地了解新鲜事</text:p>
          </table:table-cell>
        </table:table-row>
        <table:table-row table:style-name="表格2.2">
          <table:table-cell table:style-name="表格2.A1" office:value-type="string">
            <text:p text:style-name="P36">unlike（不像）</text:p>
          </table:table-cell>
          <table:table-cell table:style-name="表格2.B5" office:value-type="string">
            <text:p text:style-name="P36">微博功能太杂、小红书以电商为主</text:p>
          </table:table-cell>
        </table:table-row>
        <table:table-row table:style-name="表格2.6">
          <table:table-cell table:style-name="表格2.A1" office:value-type="string">
            <text:p text:style-name="P36">our product(我们的产品)</text:p>
          </table:table-cell>
          <table:table-cell table:style-name="表格2.B6" office:value-type="string">
            <text:p text:style-name="P36">功能简单、易于上手、聚焦爱好、主打分享</text:p>
          </table:table-cell>
        </table:table-row>
      </table:table>
      <text:p text:style-name="P10"/>
      <text:p text:style-name="P8"/>
      <text:h text:style-name="P78" text:outline-level="2"><text:bookmark-start text:name="__RefHeading___Toc14373_1003501382"/>术语表<text:bookmark-end text:name="__RefHeading___Toc14373_1003501382"/></text:h>
      <text:p text:style-name="P70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69">名称</text:p>
          </table:table-cell>
          <table:table-cell table:style-name="表格4.A1" office:value-type="string">
            <text:p text:style-name="P69">定义</text:p>
          </table:table-cell>
          <table:table-cell table:style-name="表格4.C1" office:value-type="string">
            <text:p text:style-name="P71">补充信息</text:p>
          </table:table-cell>
        </table:table-row>
        <table:table-row>
          <table:table-cell table:style-name="表格4.A2" office:value-type="string">
            <text:p text:style-name="P69">笔记标题</text:p>
          </table:table-cell>
          <table:table-cell table:style-name="表格4.A2" office:value-type="string">
            <text:p text:style-name="P69">是对笔记内容的一句概括性文字，不能超过<text:span text:style-name="T62">22个字符</text:span></text:p>
          </table:table-cell>
          <table:table-cell table:style-name="表格4.C2" office:value-type="string">
            <text:p text:style-name="P69">如果笔记内容中没有标题，则系统将文本内容的前<text:span text:style-name="T72">22个字符设置为标题</text:span></text:p>
            <text:p text:style-name="P69">如果笔记内容中没有标题也没有文本内容（即只有素材），则系统自动添加标题“图片分享”/“视频分享”</text:p>
          </table:table-cell>
        </table:table-row>
        <table:table-row>
          <table:table-cell table:style-name="表格4.A2" office:value-type="string">
            <text:p text:style-name="P52">素材</text:p>
          </table:table-cell>
          <table:table-cell table:style-name="表格4.A2" office:value-type="string">
            <text:p text:style-name="P69">包括：</text:p>
            <text:list text:style-name="L1">
              <text:list-item>
                <text:p text:style-name="P91">图片</text:p>
              </text:list-item>
              <text:list-item>
                <text:p text:style-name="P91">视频</text:p>
              </text:list-item>
            </text:list>
          </table:table-cell>
          <table:table-cell table:style-name="表格4.C2" office:value-type="string">
            <text:p text:style-name="P69"/>
          </table:table-cell>
        </table:table-row>
        <table:table-row>
          <table:table-cell table:style-name="表格4.A2" office:value-type="string">
            <text:p text:style-name="P69">笔记详情</text:p>
          </table:table-cell>
          <table:table-cell table:style-name="表格4.A2" office:value-type="string">
            <text:p text:style-name="P69">包括：</text:p>
            <text:list text:style-name="L2">
              <text:list-item>
                <text:p text:style-name="P93">素材</text:p>
              </text:list-item>
              <text:list-item>
                <text:p text:style-name="P92">图片顺序</text:p>
              </text:list-item>
              <text:list-item>
                <text:p text:style-name="P92">文本内容</text:p>
              </text:list-item>
              <text:list-item>
                <text:p text:style-name="P92">发布笔记的时间</text:p>
              </text:list-item>
              <text:list-item>
                <text:p text:style-name="P92">笔记的评论列表</text:p>
              </text:list-item>
            </text:list>
          </table:table-cell>
          <table:table-cell table:style-name="表格4.C2" office:value-type="string">
            <text:p text:style-name="P69"/>
          </table:table-cell>
        </table:table-row>
        <table:table-row table:style-name="表格4.5">
          <table:table-cell table:style-name="表格4.A2" office:value-type="string">
            <text:p text:style-name="P69">缩略图</text:p>
          </table:table-cell>
          <table:table-cell table:style-name="表格4.A2" office:value-type="string">
            <text:p text:style-name="P69">是在浏览时显示笔记大致内容的一种方式</text:p>
          </table:table-cell>
          <table:table-cell table:style-name="表格4.C2" office:value-type="string">
            <text:p text:style-name="P69">笔记中如果有<text:span text:style-name="T1">素材，则在缩略图上方</text:span>显示第一张被选择的图片或第一个视频的封面，下方显示笔记内容的标题</text:p>
            <text:p text:style-name="P72">笔记中如果没有素材，则在缩略图上方显示文本内容的前66个字符，下方显示笔记标题</text:p>
          </table:table-cell>
        </table:table-row>
        <table:table-row>
          <table:table-cell table:style-name="表格4.A2" office:value-type="string">
            <text:p text:style-name="P69">文本内容</text:p>
          </table:table-cell>
          <table:table-cell table:style-name="表格4.A2" office:value-type="string">
            <text:p text:style-name="P69">是笔记中的正文部分，笔记文本内容支持的字符数不超过<text:span text:style-name="T64">800个字符</text:span></text:p>
          </table:table-cell>
          <table:table-cell table:style-name="表格4.C2" office:value-type="string">
            <text:p text:style-name="P69"/>
          </table:table-cell>
        </table:table-row>
        <text:soft-page-break/>
        <table:table-row>
          <table:table-cell table:style-name="表格4.A2" office:value-type="string">
            <text:p text:style-name="P69">评论内容</text:p>
          </table:table-cell>
          <table:table-cell table:style-name="表格4.A2" office:value-type="string">
            <text:p text:style-name="P69">评论的内容最多不超过<text:span text:style-name="T74">1</text:span><text:span text:style-name="T73">00个字</text:span></text:p>
          </table:table-cell>
          <table:table-cell table:style-name="表格4.C2" office:value-type="string">
            <text:p text:style-name="P69"/>
          </table:table-cell>
        </table:table-row>
        <table:table-row>
          <table:table-cell table:style-name="表格4.A2" office:value-type="string">
            <text:p text:style-name="P73">评论列表</text:p>
          </table:table-cell>
          <table:table-cell table:style-name="表格4.A2" office:value-type="string">
            <text:p text:style-name="P69">存放该条笔记的所有评论，显示在笔记内容的下方</text:p>
          </table:table-cell>
          <table:table-cell table:style-name="表格4.C2" office:value-type="string">
            <text:p text:style-name="P69"/>
          </table:table-cell>
        </table:table-row>
        <table:table-row>
          <table:table-cell table:style-name="表格4.A2" office:value-type="string">
            <text:p text:style-name="P74">账号</text:p>
          </table:table-cell>
          <table:table-cell table:style-name="表格4.A2" office:value-type="string">
            <text:p text:style-name="P75">注册完成的每个用户由系统生成的由0～9组成的5位数字串</text:p>
          </table:table-cell>
          <table:table-cell table:style-name="表格4.C2" office:value-type="string">
            <text:p text:style-name="P69"/>
          </table:table-cell>
        </table:table-row>
        <table:table-row>
          <table:table-cell table:style-name="表格4.A2" office:value-type="string">
            <text:p text:style-name="P69">密码</text:p>
          </table:table-cell>
          <table:table-cell table:style-name="表格4.A2" office:value-type="string">
            <text:p text:style-name="P69">由网民自己设置的字符串，必须由<text:span text:style-name="T75">0～9的数字、大小写字母，可以包括特殊符号组成，最少6位，最多12位</text:span></text:p>
          </table:table-cell>
          <table:table-cell table:style-name="表格4.C2" office:value-type="string">
            <text:p text:style-name="P69"/>
          </table:table-cell>
        </table:table-row>
        <table:table-row>
          <table:table-cell table:style-name="表格4.A2" office:value-type="string">
            <text:p text:style-name="P69">账号信息</text:p>
          </table:table-cell>
          <table:table-cell table:style-name="表格4.A2" office:value-type="string">
            <text:p text:style-name="P67">昵称、帐号、个人简介、性别、生日、职业、地区、头像</text:p>
          </table:table-cell>
          <table:table-cell table:style-name="表格4.C2" office:value-type="string">
            <text:p text:style-name="P69"/>
          </table:table-cell>
        </table:table-row>
        <table:table-row>
          <table:table-cell table:style-name="表格4.A2" office:value-type="string">
            <text:p text:style-name="P69">关注列表</text:p>
          </table:table-cell>
          <table:table-cell table:style-name="表格4.A2" office:value-type="string">
            <text:p text:style-name="P83">以列表的形式呈现当前网民关注的所有其他网民帐号</text:p>
          </table:table-cell>
          <table:table-cell table:style-name="表格4.C2" office:value-type="string">
            <text:p text:style-name="P69"/>
          </table:table-cell>
        </table:table-row>
        <table:table-row>
          <table:table-cell table:style-name="表格4.A2" office:value-type="string">
            <text:p text:style-name="P69">粉丝列表</text:p>
          </table:table-cell>
          <table:table-cell table:style-name="表格4.A2" office:value-type="string">
            <text:p text:style-name="P83">以列表的形式呈现当前关注该网民的所有网民</text:p>
          </table:table-cell>
          <table:table-cell table:style-name="表格4.C2" office:value-type="string">
            <text:p text:style-name="P69"/>
          </table:table-cell>
        </table:table-row>
        <table:table-row>
          <table:table-cell table:style-name="表格4.A2" office:value-type="string">
            <text:p text:style-name="P69">笔记发布列表</text:p>
          </table:table-cell>
          <table:table-cell table:style-name="表格4.A2" office:value-type="string">
            <text:p text:style-name="P69">当前账户的网民所有已经发布的笔记的集合</text:p>
          </table:table-cell>
          <table:table-cell table:style-name="表格4.C2" office:value-type="string">
            <text:p text:style-name="P69"/>
          </table:table-cell>
        </table:table-row>
        <table:table-row>
          <table:table-cell table:style-name="表格4.A2" office:value-type="string">
            <text:p text:style-name="P69">笔记收藏列表</text:p>
          </table:table-cell>
          <table:table-cell table:style-name="表格4.A2" office:value-type="string">
            <text:p text:style-name="P83">网民收藏的笔记的集合</text:p>
          </table:table-cell>
          <table:table-cell table:style-name="表格4.C2" office:value-type="string">
            <text:p text:style-name="P69"/>
          </table:table-cell>
        </table:table-row>
        <table:table-row>
          <table:table-cell table:style-name="表格4.A2" office:value-type="string">
            <text:p text:style-name="P69">历史浏览记录</text:p>
          </table:table-cell>
          <table:table-cell table:style-name="表格4.A2" office:value-type="string">
            <text:p text:style-name="P69">当前账户的网民所有查看过详情的笔记集合，最多有一百条</text:p>
          </table:table-cell>
          <table:table-cell table:style-name="表格4.C2" office:value-type="string">
            <text:p text:style-name="P69"/>
          </table:table-cell>
        </table:table-row>
        <table:table-row>
          <table:table-cell table:style-name="表格4.A2" office:value-type="string">
            <text:p text:style-name="P69">笔记类型</text:p>
          </table:table-cell>
          <table:table-cell table:style-name="表格4.A2" office:value-type="string">
            <text:p text:style-name="P69">包括娱乐、美妆、游戏、运动、电影、美食、出行、摄影、阅读。在笔记中由标签的形式显示</text:p>
          </table:table-cell>
          <table:table-cell table:style-name="表格4.C2" office:value-type="string">
            <text:p text:style-name="P69"/>
          </table:table-cell>
        </table:table-row>
        <table:table-row>
          <table:table-cell table:style-name="表格4.A2" office:value-type="string">
            <text:p text:style-name="P69">喜好记录</text:p>
          </table:table-cell>
          <table:table-cell table:style-name="表格4.A2" office:value-type="string">
            <text:p text:style-name="P69">根据网民查看的笔记类型，统计网民可能感兴趣的类型作为喜好记录在一个集合中</text:p>
          </table:table-cell>
          <table:table-cell table:style-name="表格4.C2" office:value-type="string">
            <text:p text:style-name="P69">每种类型的喜好应该有一定的权重来区分喜欢程度</text:p>
          </table:table-cell>
        </table:table-row>
        <table:table-row>
          <table:table-cell table:style-name="表格4.A2" office:value-type="string">
            <text:p text:style-name="P69">消息通知</text:p>
          </table:table-cell>
          <table:table-cell table:style-name="表格4.A2" office:value-type="string">
            <text:p text:style-name="P69">包括了评论通知、关注通知、回复通知、收藏通知，新发布笔记通知。每种通知的显示结构基本相同，只是针对不同的行为有不同的消息内容</text:p>
          </table:table-cell>
          <table:table-cell table:style-name="表格4.C2" office:value-type="string">
            <text:p text:style-name="P69"/>
          </table:table-cell>
        </table:table-row>
        <table:table-row>
          <table:table-cell table:style-name="表格4.A2" office:value-type="string">
            <text:p text:style-name="P94">消息通知列表</text:p>
          </table:table-cell>
          <table:table-cell table:style-name="表格4.A2" office:value-type="string">
            <text:p text:style-name="P69"/>
          </table:table-cell>
          <table:table-cell table:style-name="表格4.C2" office:value-type="string">
            <text:p text:style-name="P69"/>
          </table:table-cell>
        </table:table-row>
        <table:table-row>
          <table:table-cell table:style-name="表格4.A2" office:value-type="string">
            <text:p text:style-name="P69"/>
          </table:table-cell>
          <table:table-cell table:style-name="表格4.A2" office:value-type="string">
            <text:p text:style-name="P69"/>
          </table:table-cell>
          <table:table-cell table:style-name="表格4.C2" office:value-type="string">
            <text:p text:style-name="P69"/>
          </table:table-cell>
        </table:table-row>
        <table:table-row>
          <table:table-cell table:style-name="表格4.A2" office:value-type="string">
            <text:p text:style-name="P69"/>
          </table:table-cell>
          <table:table-cell table:style-name="表格4.A2" office:value-type="string">
            <text:p text:style-name="P69"/>
          </table:table-cell>
          <table:table-cell table:style-name="表格4.C2" office:value-type="string">
            <text:p text:style-name="P69"/>
          </table:table-cell>
        </table:table-row>
      </table:table>
      <text:p text:style-name="P68"/>
      <text:h text:style-name="P79" text:outline-level="2"><text:bookmark-start text:name="__RefHeading___Toc2108_1036705661"/><text:span text:style-name="T15">进行笔记社交</text:span>的主要用况<text:bookmark-end text:name="__RefHeading___Toc2108_1036705661"/></text:h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80" text:outline-level="2"><text:bookmark-start text:name="__RefHeading___Toc2110_1036705661"/>用况描述— <text:span text:style-name="T16">进行笔记社交</text:span><text:bookmark-end text:name="__RefHeading___Toc2110_1036705661"/></text:h>
      <text:h text:style-name="Heading_20_3" text:outline-level="3"><text:bookmark-start text:name="__RefHeading___Toc2112_1036705661"/>简要描述<text:bookmark-end text:name="__RefHeading___Toc2112_1036705661"/></text:h>
      <text:p text:style-name="P12">该用况描述了<text:span text:style-name="T37">网民如何使用系统去进行社交，通过在该系统上发布笔记，去分享自己的生活，发表对事物的看法和自己的想法。并且通过笔记来进行社交，对笔记发表评论，与其他网民进行交流来交换意见</text:span></text:p>
      <text:h text:style-name="Heading_20_3" text:outline-level="3"><text:bookmark-start text:name="__RefHeading___Toc3265_1373992084"/>用况图<text:bookmark-end text:name="__RefHeading___Toc3265_1373992084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<text:soft-page-break/></text:p>
      <text:h text:style-name="P81" text:outline-level="3"><text:bookmark-start text:name="__RefHeading___Toc2118_1036705661"/>前置条件：<text:bookmark-end text:name="__RefHeading___Toc2118_1036705661"/></text:h>
      <text:p text:style-name="P13"><text:span text:style-name="T17">系统处于已就绪的状态</text:span><text:tab/><text:tab/></text:p>
      <text:h text:style-name="P81" text:outline-level="3"><text:bookmark-start text:name="__RefHeading___Toc2120_1036705661"/>基本流：<text:bookmark-end text:name="__RefHeading___Toc2120_1036705661"/></text:h>
      <text:p text:style-name="P64"><text:span text:style-name="T2">1</text:span><text:span text:style-name="T3">. </text:span><text:span text:style-name="T38">参与者网民想要记录生活，分享生活、娱乐时</text:span>，启动用况。</text:p>
      <text:p text:style-name="P19">{系统初始化}</text:p>
      <text:list xml:id="list1399510786" text:style-name="WWNum1a">
        <text:list-header>
          <text:p text:style-name="P85"><text:span text:style-name="T69">2. </text:span>系统适配设备本地的显示外观设置和语言</text:p>
        </text:list-header>
      </text:list>
      <text:p text:style-name="P19">{登录系统}</text:p>
      <text:list xml:id="list174702599757175" text:continue-numbering="true" text:style-name="WWNum1a">
        <text:list-header>
          <text:p text:style-name="P85"><text:span text:style-name="T69">3. </text:span>系统请求网民提供<text:span text:style-name="T8">帐号</text:span>和<text:span text:style-name="T8">密码</text:span>进行登录</text:p>
          <text:p text:style-name="P85"><text:span text:style-name="T69">4. </text:span>网民提供规定的帐号和密码</text:p>
          <text:p text:style-name="P85"><text:span text:style-name="T69">5. </text:span>系统将网民输入的帐号信息与所记录的帐号信息匹配是否一致</text:p>
        </text:list-header>
      </text:list>
      <text:p text:style-name="P57"><text:span text:style-name="T50">{帐号信息已匹配}</text:span><text:span text:style-name="T68"> </text:span></text:p>
      <text:p text:style-name="P19">{加载账户信息}</text:p>
      <text:list xml:id="list174701718674238" text:continue-numbering="true" text:style-name="WWNum1a">
        <text:list-header>
          <text:p text:style-name="P84"><text:span text:style-name="T48">6. </text:span><text:span text:style-name="T46">系统读取网民的</text:span><text:span text:style-name="T51">账号信息</text:span><text:span text:style-name="T46">、</text:span><text:span text:style-name="T51">关注列表</text:span><text:span text:style-name="T46">、</text:span><text:span text:style-name="T51">粉丝列表</text:span><text:span text:style-name="T46">、</text:span><text:span text:style-name="T51">笔记发布列表</text:span><text:span text:style-name="T46">、</text:span><text:span text:style-name="T51">笔记收藏列表</text:span><text:span text:style-name="T46">，</text:span><text:span text:style-name="T51">历史浏览记录</text:span><text:span text:style-name="T46">。</text:span></text:p>
        </text:list-header>
      </text:list>
      <text:p text:style-name="P46"><text:span text:style-name="T46"><text:tab/></text:span><text:span text:style-name="T47">3. </text:span></text:p>
      <text:section text:style-name="Sect1" text:name="区域1">
        <text:p text:style-name="P66"/>
        <text:p text:style-name="P66"><text:span text:style-name="T49"><text:tab/><text:tab/></text:span><text:span text:style-name="T50">{发布笔记}</text:span></text:p>
        <text:p text:style-name="Text_20_body"><text:span text:style-name="T65">1</text:span>.<text:span text:style-name="T17">网民请求发布一条笔记。</text:span></text:p>
        <text:p text:style-name="Text_20_body"><text:span text:style-name="T65">2</text:span><text:span text:style-name="T13">.系统请求网民提供笔记文本内容和素材，并且选择</text:span><text:span text:style-name="T10">笔记类型</text:span><text:span text:style-name="T13">。</text:span></text:p>
        <text:p text:style-name="Table_20_Contents"><text:tab/><text:tab/><text:span text:style-name="T50">{编辑笔记}</text:span></text:p>
        <text:p text:style-name="Text_20_body"><text:span text:style-name="T6">3</text:span><text:span text:style-name="T1">.</text:span><text:span text:style-name="T37">网民提供</text:span><text:span text:style-name="T29">笔记标题</text:span><text:span text:style-name="T37">和</text:span><text:span text:style-name="T29">文字内容</text:span><text:span text:style-name="T37">，笔记</text:span><text:span text:style-name="T29">素材</text:span><text:span text:style-name="T37">（最多只能是</text:span><text:span text:style-name="T41">9张图片素材或者是一个视频素材</text:span><text:span text:style-name="T37">），并选择笔记类型</text:span><text:span text:style-name="T29">。</text:span></text:p>
        <text:p text:style-name="Table_20_Contents"><text:span text:style-name="T34"><text:tab/><text:tab/></text:span><text:span text:style-name="T35">{保存素材}</text:span></text:p>
        <text:p text:style-name="Text_20_body"><text:span text:style-name="T71">4</text:span>. <text:span text:style-name="T1">系统记录网民所选</text:span><text:span text:style-name="T8">素材</text:span><text:span text:style-name="T1">的本地路径和所选图片</text:span><text:span text:style-name="T8">素材</text:span><text:span text:style-name="T1">的顺序。</text:span></text:p>
        <text:p text:style-name="P14"><text:span text:style-name="T60"><text:tab/><text:tab/></text:span><text:span text:style-name="T61">{确认发布}</text:span></text:p>
        <text:p text:style-name="P20"><text:span text:style-name="T71">5</text:span>.<text:span text:style-name="T5">网民发布笔记。</text:span></text:p>
        <text:p text:style-name="P61"><text:span text:style-name="T14">1</text:span><text:span text:style-name="T69">1</text:span><text:span text:style-name="T14">.系统</text:span><text:span text:style-name="T19">将笔记的发布时间添加到笔记中，</text:span><text:span text:style-name="T18">系统自动</text:span><text:span text:style-name="T19">保存笔记内容</text:span><text:span text:style-name="T24">。</text:span></text:p>
        <text:p text:style-name="P29">1<text:span text:style-name="T69">2</text:span>.系统推送该条笔记并提示网民笔记发布成功。</text:p>
        <text:p text:style-name="P27"><text:tab/>13. 系统通知该网民的粉丝有新的笔记内容发布，并将该条笔记加入到网民的<text:span text:style-name="T8">笔记发布列表</text:span>中</text:p>
        <text:p text:style-name="P46"/>
        <text:p text:style-name="P46"/>
        <text:p text:style-name="P46"/>
        <text:p text:style-name="P46"/>
        <text:p text:style-name="P46"><text:s/></text:p>
        <text:p text:style-name="P46"/>
        <text:p text:style-name="P46"/>
        <text:p text:style-name="P46"/>
        <text:p text:style-name="P46"/>
        <text:p text:style-name="P46"/>
        <text:p text:style-name="P45"><text:span text:style-name="T20"><text:tab/><text:tab/></text:span><text:span text:style-name="T30">{浏览笔记}</text:span></text:p>
        <text:p text:style-name="P66"><text:span text:style-name="T45"><text:tab/>2. </text:span><text:span text:style-name="T46">系统读取当前网民关注者发布的笔记和网民感兴趣的类型的笔记，并且以</text:span><text:span text:style-name="T51">缩略图</text:span><text:span text:style-name="T46">的形式加载并显示读取到的笔记内容。</text:span></text:p>
        <text:p text:style-name="P44"><text:span text:style-name="T6">1</text:span><text:span text:style-name="T4">. </text:span><text:span text:style-name="T40">网民对所推送的笔记进行大概的浏览</text:span><text:span text:style-name="T39">，如果网民没有找到自己感兴趣的内容，请求系统再次推送</text:span><text:span text:style-name="T1"> <text:s/></text:span><text:s text:c="4"/></text:p>
        <text:p text:style-name="P44"><text:span text:style-name="T65">2 系统分析网民关注账号更新的笔记和网民</text:span><text:span text:style-name="T11">喜好记录</text:span><text:span text:style-name="T65">中最常看的三种笔记类型，为网民推送新的笔记内容</text:span>。</text:p>
        <text:p text:style-name="P61"><text:span text:style-name="T28">3</text:span><text:span text:style-name="T26">. </text:span><text:span text:style-name="T17">网民选择查看一条感兴趣的笔记</text:span><text:span text:style-name="T8">。</text:span></text:p>
        <text:p text:style-name="P60"><text:span text:style-name="T8"><text:tab/></text:span><text:span text:style-name="T17">4. 系统将选择的笔记加入到</text:span><text:span text:style-name="T29">历史浏览记录</text:span><text:span text:style-name="T17">中，并且识别笔记的标签，添加到用户的</text:span><text:span text:style-name="T29">喜好记录</text:span><text:span text:style-name="T17">中（最多有六种类型标签）</text:span></text:p>
      </text:section>
      <text:p text:style-name="P18"><text:soft-page-break/><text:tab/><text:tab/></text:p>
      <text:p text:style-name="P66"/>
      <text:p text:style-name="P66"><text:span text:style-name="T46"><text:tab/><text:tab/></text:span><text:span text:style-name="T52">{加载笔记详情}</text:span></text:p>
      <text:p text:style-name="Text_20_body"><text:span text:style-name="T7">5. </text:span><text:span text:style-name="T67">系统加载并显示该条</text:span><text:span text:style-name="T9">笔记详情</text:span><text:span text:style-name="T67">，评论按照发布时间倒序显示前一部分</text:span><text:span text:style-name="T9">。</text:span></text:p>
      <text:p text:style-name="P17"><text:tab/><text:span text:style-name="T67">6. </text:span></text:p>
      <text:p text:style-name="P16"><text:tab/></text:p>
      <text:section text:style-name="Sect2" text:name="区域2">
        <text:p text:style-name="P47"><text:tab/><text:tab/><text:span text:style-name="T30">{查看笔记</text:span><text:span text:style-name="T35">}</text:span></text:p>
        <text:p text:style-name="P50">1. <text:span text:style-name="T17">网民查看</text:span><text:span text:style-name="T29">笔记详情</text:span></text:p>
        <text:p text:style-name="P49"><text:span text:style-name="T29"><text:tab/></text:span><text:span text:style-name="T28">2. 网民请求查看此笔记的更多</text:span><text:span text:style-name="T35">素材</text:span><text:span text:style-name="T28">内容</text:span></text:p>
        <text:p text:style-name="P28"><text:tab/>3. 系统为网民加载需要查看的<text:span text:style-name="T8">素材</text:span>内容</text:p>
        <text:p text:style-name="P28"><text:tab/>4. 网民请求查看更多的评论或回复</text:p>
        <text:p text:style-name="P28"><text:tab/>5. 系统根据当前最后一条评论的时间往后加载并显示新的评论，或显示评论的回复</text:p>
        <text:p text:style-name="P15"><text:tab/></text:p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53"/>
        <text:p text:style-name="P65"><text:span text:style-name="T32"><text:tab/><text:tab/>{</text:span><text:span text:style-name="T30">评论笔记}</text:span></text:p>
        <text:p text:style-name="P43">1.<text:span text:style-name="T17">网民在笔记的详细内容中选择评论该条笔记或者选择回复某条评论，分享自己的观点</text:span></text:p>
        <text:p text:style-name="P43"><text:span text:style-name="T63">2</text:span>.<text:span text:style-name="T17">系统请求网民提供评论内容（评论不能超过</text:span><text:span text:style-name="T21">100字符</text:span><text:span text:style-name="T17">）</text:span>。</text:p>
        <text:p text:style-name="P42"><text:tab/><text:tab/><text:span text:style-name="T30">{编辑评论}</text:span></text:p>
        <text:p text:style-name="P54"><text:span text:style-name="T66">3</text:span>. <text:span text:style-name="T17">网民提供自己想要评论的文字内容，完成后确定发布该条评论</text:span></text:p>
        <text:p text:style-name="P54"><text:span text:style-name="T66">4</text:span>. <text:span text:style-name="T17">系统保存评论的文字内容，和当前评论发布的时间</text:span></text:p>
        <text:p text:style-name="P55"><text:span text:style-name="T66">5</text:span>. <text:span text:style-name="T17">系统提示网民评论发布成功</text:span></text:p>
        <text:p text:style-name="P51"><text:span text:style-name="T25">6</text:span><text:span text:style-name="T22">. 系统将发布的评论加入到当前笔记的</text:span><text:span text:style-name="T31">评论列表</text:span><text:span text:style-name="T22">，系统自动刷新</text:span><text:span text:style-name="T31">评论列表</text:span><text:span text:style-name="T22">并重新加载显示笔记的评论内容</text:span></text:p>
        <text:p text:style-name="P30"><text:tab/>7. 系统发送<text:span text:style-name="T8">消息通知</text:span>给博主，提醒该博主有新的评论或者评论收到了新的回复。</text:p>
        <text:p text:style-name="P42"><text:span text:style-name="T31"><text:tab/></text:span><text:span text:style-name="T43">8. </text:span><text:span text:style-name="T42">用况回到</text:span><text:span text:style-name="T33">{查看笔记}</text:span><text:span text:style-name="T42">处</text:span></text:p>
        <text:p text:style-name="P49"/>
        <text:p text:style-name="P49"/>
        <text:p text:style-name="P53"/>
        <text:p text:style-name="P56"/>
      </text:section>
      <text:p text:style-name="P56"><text:soft-page-break/></text:p>
      <text:p text:style-name="P43"><text:tab/><text:tab/><text:span text:style-name="T22"><text:tab/></text:span></text:p>
      <text:p text:style-name="P59"><text:span text:style-name="T22"><text:tab/></text:span><text:span text:style-name="T31"><text:tab/></text:span><text:span text:style-name="T35">{用况结束}</text:span><text:span text:style-name="T31"><text:tab/></text:span></text:p>
      <text:p text:style-name="P59"><text:span text:style-name="T22"><text:tab/></text:span><text:span text:style-name="T27">7</text:span><text:span text:style-name="T23">. 网民退出系统，用况结束</text:span></text:p>
      <text:p text:style-name="P43"/>
      <text:h text:style-name="P82" text:outline-level="3"><text:s/>子流</text:h>
      <text:h text:style-name="P82" text:outline-level="3"><text:s/>备用流</text:h>
      <text:p text:style-name="P62">A1查看个人主页</text:p>
      <text:p text:style-name="P60"><text:span text:style-name="T69"><text:tab/><text:tab/></text:span><text:span text:style-name="T35">{查看个人主页}</text:span></text:p>
      <text:p text:style-name="P42"><text:span text:style-name="T70"><text:tab/></text:span><text:span text:style-name="T23">在</text:span><text:span text:style-name="T44">{查看笔记}</text:span><text:span text:style-name="T23">处。如果网民选择查看其他博主的详细信息，则：</text:span></text:p>
      <text:p text:style-name="P60"><text:span text:style-name="T70"><text:tab/><text:tab/></text:span><text:span text:style-name="T23">1. 系统搜索该博主的</text:span><text:span text:style-name="T36">账号信息</text:span><text:span text:style-name="T23">，读取并显示博主的头像、昵称、个人简介和最新发布的一部分笔记的</text:span><text:span text:style-name="T36">缩略图</text:span><text:span text:style-name="T23">。</text:span></text:p>
      <text:p text:style-name="P60"><text:span text:style-name="T23"><text:tab/><text:tab/></text:span><text:span text:style-name="T28">2. 网民请求浏览博主更多的笔记。</text:span></text:p>
      <text:p text:style-name="P25"><text:tab/><text:tab/>3. 系统再次读取博主的<text:span text:style-name="T8">发布笔记列表</text:span>，并显示新的笔记。</text:p>
      <text:p text:style-name="P60"><text:span text:style-name="T28"><text:tab/><text:tab/>4. 如果网民选择了查看某条笔记，用况开始新的</text:span><text:span text:style-name="T41">{查看笔记}</text:span><text:span text:style-name="T28">。如果网民结束查看博主详细信息，则基本流回到原来</text:span><text:span text:style-name="T41">{查看笔记}</text:span><text:span text:style-name="T28">处。</text:span></text:p>
      <text:p text:style-name="P60"/>
      <text:p text:style-name="P25"><text:tab/>A2关注</text:p>
      <text:p text:style-name="P60"><text:span text:style-name="T28"><text:tab/>在</text:span><text:span text:style-name="T41">{查看笔记}</text:span><text:span text:style-name="T28">处和</text:span><text:span text:style-name="T41">{查看个人主页}</text:span><text:span text:style-name="T28">处，如果网民请求关注该博主，则</text:span></text:p>
      <text:p text:style-name="P25"><text:tab/><text:tab/>1. 系统更新博主与网民之间的关系状态，博主成为网民的关注者，网民成为博主的粉丝。</text:p>
      <text:list text:style-name="WWNum1aa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6"><text:tab/><text:tab/>2. <text:s/>系统将网民信息加入到该博主的粉丝列表中，博主粉丝数量加一。并<text:span text:style-name="T4">发送</text:span><text:span text:style-name="T12">消息通知</text:span><text:span text:style-name="T4">给博主</text:span>。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  <text:p text:style-name="P87"><text:s/><text:tab/><text:tab/>3. 系统将该博主信息加入到网民的关注列表中，网民关注数量加一。</text:p>
                                  <text:p text:style-name="P8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text:tab/>A3取消关注</text:p>
      <text:p text:style-name="P59"><text:span text:style-name="T28"><text:tab/>在</text:span><text:span text:style-name="T41">{查看笔记}</text:span><text:span text:style-name="T28">处和</text:span><text:span text:style-name="T41">{查看个人主页}</text:span><text:span text:style-name="T28">处，如果网民请求取消关注该博主，则</text:span></text:p>
      <text:list text:style-name="WWNum1aaa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8"><text:tab/><text:tab/>1. <text:s/>系统取消博主与网民之间的粉丝-关注关系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88"><text:tab/><text:tab/>2. 系统将网民信息从博主的粉丝列表中删除，博主粉丝数量减一</text:p>
                  <text:list text:continue-numbering="true">
                    <text:list-header>
                      <text:p text:style-name="P88"><text:tab/><text:tab/>3. <text:s/>系统将博主的信息从网民的关注列表中删除，网民的关注数量减一</text:p>
                    </text:list-header>
                  </text:list>
                </text:list-item>
              </text:list>
            </text:list-item>
          </text:list>
        </text:list-item>
      </text:list>
      <text:p text:style-name="P22"/>
      <text:p text:style-name="P39"><text:tab/><text:span text:style-name="T28">A4收藏操作</text:span></text:p>
      <text:list xml:id="list3314287180" text:style-name="WWNum1aaaa">
        <text:list-header>
          <text:p text:style-name="P89">在<text:span text:style-name="T1">{查看笔记}</text:span>处，如果网民选择收藏该条笔记，则：</text:p>
          <text:list>
            <text:list-item>
              <text:p text:style-name="P90">系统获取当前收藏操作的时间，将时间记录在<text:span text:style-name="T8">消息通知</text:span>中</text:p>
            </text:list-item>
            <text:list-item>
              <text:p text:style-name="P90">系统提示收藏成功，将该笔记的收藏数量加一</text:p>
            </text:list-item>
            <text:list-item>
              <text:p text:style-name="P90">系统将该条笔记内容加入到网民<text:span text:style-name="T8">收藏列表</text:span>中，对应<text:span text:style-name="T8">收藏列表</text:span>中收藏的笔记数量加一</text:p>
            </text:list-item>
            <text:list-item>
              <text:p text:style-name="P90">系统给博主发送<text:span text:style-name="T8">消息通知</text:span></text:p>
            </text:list-item>
          </text:list>
        </text:list-header>
      </text:list>
      <text:p text:style-name="P26"/>
      <text:p text:style-name="P21"><text:tab/>A5取消收藏</text:p>
      <text:list xml:id="list174703136845576" text:continue-numbering="true" text:style-name="WWNum1aaaa">
        <text:list-header>
          <text:p text:style-name="P89">在{查看笔记处}，如果网民选择取消收藏该条笔记，则：</text:p>
          <text:list text:continue-numbering="true">
            <text:list-header>
              <text:p text:style-name="P90">1. 系统将笔记的收藏数量减一</text:p>
              <text:p text:style-name="P90">2. 系统从网民对应的<text:span text:style-name="T8">收藏列表</text:span>中删除该笔记的记录，且该<text:span text:style-name="T8">收藏列表</text:span>中的笔记数量减一</text:p>
            </text:list-header>
          </text:list>
        </text:list-header>
      </text:list>
      <text:p text:style-name="P21"><text:tab/></text:p>
      <text:p text:style-name="P21"><text:tab/>A6消息通知</text:p>
      <text:p text:style-name="P21"><text:tab/><text:tab/>从扩展点{账户信息已匹配}到{用况结束}处：</text:p>
      <text:p text:style-name="P58"><text:span text:style-name="T28">1. 系统读取网民接收到的</text:span><text:span text:style-name="T41">新</text:span><text:span text:style-name="T35">消息通知</text:span></text:p>
      <text:p text:style-name="P24">2. 系统提示网民有新消息</text:p>
      <text:p text:style-name="P63"/>
      <text:p text:style-name="P23">A7查看新消息通知</text:p>
      <text:p text:style-name="P23"><text:tab/>在<text:span text:style-name="T1">{浏览笔记}</text:span>处，如果网民请求查看接收到的<text:span text:style-name="T8">消息通知</text:span>，则</text:p>
      <text:p text:style-name="P23"><text:tab/>1. 系统加载消息源账户的头像、昵称信息、消息接收到的时间和消息内容</text:p>
      <text:p text:style-name="P23"><text:tab/>2. 用户选择查看关注信息详情，则用况回到{查看个人主页}处；如果用户查看的是评论、回复<text:soft-page-break/>评论、收藏消息通知，则用况回到{查看笔记}处。</text:p>
      <text:p text:style-name="P23"><text:tab/>3. <text:s/>用户完成查看消息，用况回到{浏览笔记}处。</text:p>
      <text:h text:style-name="P82" text:outline-level="3"><text:s/>后置条件</text:h>
      <text:p text:style-name="P48"><text:tab/><text:tab/></text:p>
      <text:p text:style-name="P48"><text:tab/><text:span text:style-name="T54">系统保存此次网民的使用记录</text:span></text:p>
      <text:p text:style-name="P48"><text:tab/></text:p>
      <text:h text:style-name="P82" text:outline-level="3">公共扩展点</text:h>
      <text:p text:style-name="P48"><text:tab/><text:span text:style-name="T53">无</text:span><text:tab/></text:p>
      <text:p text:style-name="P48"/>
      <text:p text:style-name="P42">特殊需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adornments="标准" style:font-pitch="variable"/>
    <style:font-face style:name="方正宋一简体" svg:font-family="方正宋一简体" style:font-pitch="variable"/>
    <style:font-face style:name="方正小宋" svg:font-family="方正小宋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>
      <style:text-properties style:font-name-asian="华文黑体 - Kelvin1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3" loext:num-list-format="%3%" style:num-format="①, ②, ③, ...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6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8" loext:num-list-format="%8%)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9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1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12" loext:num-list-format="%3%" style:num-format="①, ②, ③, ...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15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16" loext:num-list-format="%7%.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17" loext:num-list-format="%8%)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18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0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21" loext:num-list-format="%3%" style:num-format="①, ②, ③, ...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22" loext:num-list-format="%4%)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24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25" loext:num-list-format="%7%.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26" loext:num-list-format="%8%)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27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9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30" loext:num-list-format="%3%" style:num-format="①, ②, ③, ...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31" loext:num-list-format="%4%)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33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34" loext:num-list-format="%7%.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35" loext:num-list-format="%8%)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36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39" loext:num-list-format="%3%" style:num-format="①, ②, ③, ...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40" loext:num-list-format="%4%)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42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43" loext:num-list-format="%7%.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44" loext:num-list-format="%8%)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3-05-19T17:47:00.999942525</dc:date>
    <meta:editing-duration>P1DT10H44M56S</meta:editing-duration>
    <meta:editing-cycles>3</meta:editing-cycles>
    <meta:generator>LibreOffice/7.5.0.3$Linux_X86_64 LibreOffice_project/50$Build-3</meta:generator>
    <meta:document-statistic meta:table-count="3" meta:image-count="0" meta:object-count="0" meta:page-count="8" meta:paragraph-count="186" meta:word-count="3032" meta:character-count="3342" meta:non-whitespace-character-count="3165"/>
  </office:meta>
</office:document-meta>
</file>